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838411751"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Reducing &amp; Enlarging Formulas, and Parts Per Million <text:span text:style-name="T12"><text:tab/> <text:s text:c="9"/></text:span><text:tab/>?</text:p>
      <text:p text:style-name="P2"><text:tab/>Chapter 22 - Dosage Calculations Based on Body Weight <text:span text:style-name="T12"><text:tab/><text:tab/><text:tab/><text:tab/> <text:s text:c="9"/></text:span><text:tab/>?</text:p>
      <text:p text:style-name="P2"><text:tab/>Chapter 23 - Dosage Calculations Based on Body Surface Area <text:span text:style-name="T12"><text:tab/><text:tab/><text:tab/> <text:s text:c="9"/></text:span><text:tab/>?</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1-01T15:32:55</dc:date>
    <dc:creator>Sean Parsons</dc:creator>
    <meta:editing-duration>PT4H47M19S</meta:editing-duration>
    <meta:editing-cycles>32</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0" meta:word-count="1192" meta:character-count="7864"/>
  </office:meta>
</office:document-meta>
</file>